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6" style:family="paragraph">
      <style:paragraph-properties fo:text-align="center"/>
      <style:text-properties fo:color="#111111" loext:opacity="100%" style:font-name="Hack Nerd Font Mono" fo:font-size="7pt" style:font-size-asian="7pt" style:font-size-complex="7pt"/>
    </style:style>
    <style:style style:name="P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8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3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9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1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T1" style:family="text">
      <style:text-properties fo:color="#111111" loext:opacity="100%" style:font-name="Hack Nerd Font Mono" fo:font-size="7pt" style:font-size-asian="14pt" style:font-size-complex="14pt"/>
    </style:style>
    <style:style style:name="T2" style:family="text">
      <style:text-properties fo:color="#111111" loext:opacity="100%" style:font-name="Hack Nerd Font Mono" fo:font-size="14pt" style:font-size-asian="14pt" style:font-size-complex="14pt"/>
    </style:style>
    <style:style style:name="T3" style:family="text">
      <style:text-properties fo:color="#111111" loext:opacity="100%" style:font-name="Hack Nerd Font Mono" fo:font-size="7pt" style:font-size-asian="7pt" style:font-size-complex="7pt"/>
    </style:style>
    <style:style style:name="T4" style:family="text">
      <style:text-properties fo:color="#111111" loext:opacity="100%" style:font-name="Hack Nerd Font Mono" fo:font-size="10pt" style:font-size-asian="12pt" style:font-size-complex="12pt"/>
    </style:style>
    <style:style style:name="T5" style:family="text">
      <style:text-properties fo:color="#111111" loext:opacity="100%" style:font-name="Hack Nerd Font Mono" fo:font-size="10pt" style:font-size-asian="14pt" style:font-size-complex="14pt"/>
    </style:style>
    <style:style style:name="T6" style:family="text">
      <style:text-properties fo:color="#111111" loext:opacity="100%" style:font-name="Hack Nerd Font Mono" fo:font-size="8pt" style:font-size-asian="8pt" style:font-size-complex="8pt"/>
    </style:style>
    <style:style style:name="T7" style:family="text">
      <style:text-properties fo:color="#111111" loext:opacity="100%" style:font-name="Hack Nerd Font Mono" fo:font-size="8pt" style:font-size-asian="14pt" style:font-size-complex="14pt"/>
    </style:style>
    <style:style style:name="T8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Hack Nerd Font Mono" fo:font-size="10pt" style:font-size-asian="6pt" style:font-size-complex="6pt"/>
    </style:style>
    <style:style style:name="T11" style:family="text">
      <style:text-properties fo:color="#111111" loext:opacity="100%" style:font-name="Hack Nerd Font Mono" fo:font-size="8pt" fo:letter-spacing="-0.03cm" style:font-size-asian="14pt" style:font-size-complex="14pt"/>
    </style:style>
    <style:style style:name="T12" style:family="text">
      <style:text-properties fo:color="#111111" loext:opacity="100%" style:font-name="Hack Nerd Font Mono" fo:font-size="8pt" fo:letter-spacing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Bsp</text:span></text:p>
          <text:p text:style-name="P1"><text:span text:style-name="T1">De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7cm" svg:y="3.225cm">
          <text:p text:style-name="P3"><text:span text:style-name="T2">Z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4.425cm" svg:y="1.5cm">
          <text:p text:style-name="P3"><text:span text:style-name="T2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2.775cm">
          <text:p text:style-name="P3"><text:span text:style-name="T2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4.05cm">
          <text:p text:style-name="P3"><text:span text:style-name="T2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.125cm">
          <text:p text:style-name="P3"><text:span text:style-name="T2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2.4cm">
          <text:p text:style-name="P3"><text:span text:style-name="T2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.675cm">
          <text:p text:style-name="P3"><text:span text:style-name="T2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.425cm">
          <text:p text:style-name="P3"><text:span text:style-name="T2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2.7cm">
          <text:p text:style-name="P3"><text:span text:style-name="T2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.975cm">
          <text:p text:style-name="P3"><text:span text:style-name="T2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.25cm">
          <text:p text:style-name="P1"><text:span text:style-name="T1">Esc</text:span></text:p>
          <text:p text:style-name="P1"><text:span text:style-name="T1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.525cm">
          <text:p text:style-name="P3"><text:span text:style-name="T2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4.8cm">
          <text:p text:style-name="P3"><text:span text:style-name="T2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.25cm">
          <text:p text:style-name="P3"><text:span text:style-name="T2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3.525cm">
          <text:p text:style-name="P3"><text:span text:style-name="T2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1.425cm">
          <text:p text:style-name="P3"><text:span text:style-name="T2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2.7cm">
          <text:p text:style-name="P3"><text:span text:style-name="T2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3.975cm">
          <text:p text:style-name="P3"><text:span text:style-name="T2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1.125cm">
          <text:p text:style-name="P3"><text:span text:style-name="T2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2.4cm">
          <text:p text:style-name="P3"><text:span text:style-name="T2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3.675cm">
          <text:p text:style-name="P3"><text:span text:style-name="T2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.5cm">
          <text:p text:style-name="P3"><text:span text:style-name="T2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2.775cm">
          <text:p text:style-name="P3"><text:span text:style-name="T2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.05cm">
          <text:p text:style-name="P3"><text:span text:style-name="T2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.95cm">
          <text:p text:style-name="P3"><text:span text:style-name="T2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3.225cm">
          <text:p text:style-name="P3"><text:span text:style-name="T2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.8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5.625cm">
          <text:p text:style-name="P1"><text:span text:style-name="T1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5.55cm">
          <text:p text:style-name="P1"><text:span text:style-name="T1">Space</text:span></text:p>
          <text:p text:style-name="P1"><text:span text:style-name="T1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7" draw:layer="layout" svg:width="1.2cm" svg:height="1.2cm" svg:x="7.275cm" svg:y="5.475cm">
          <text:p text:style-name="P5"><text:span text:style-name="T1">Repeat</text:span></text:p>
          <text:p text:style-name="P6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5.475cm">
          <text:p text:style-name="P1"><text:span text:style-name="T1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5.55cm">
          <text:p text:style-name="P1"><text:span text:style-name="T1">.</text:span></text:p>
          <text:p text:style-name="P1"><text:span text:style-name="T1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5.625cm">
          <text:p text:style-name="P1"><text:span text:style-name="T1">,</text:span></text:p>
          <text:p text:style-name="P1"><text:span text:style-name="T1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9" draw:layer="layout" svg:width="3.3cm" svg:height="0.6cm" svg:x="0cm" svg:y="0cm">
          <text:p text:style-name="P8"><text:span text:style-name="T4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9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1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10.05cm">
          <text:p text:style-name="P3"><text:span text:style-name="T2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11.325cm">
          <text:p text:style-name="P3"><text:span text:style-name="T2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9.225cm">
          <text:p text:style-name="P3"><text:span text:style-name="T2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10.5cm">
          <text:p text:style-name="P3"><text:span text:style-name="T2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11.775cm">
          <text:p text:style-name="P3"><text:span text:style-name="T2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8.925cm">
          <text:p text:style-name="P3"><text:span text:style-name="T2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10.2cm">
          <text:p text:style-name="P3"><text:span text:style-name="T2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11.475cm">
          <text:p text:style-name="P3"><text:span text:style-name="T2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9.3cm">
          <text:p text:style-name="P3"><text:span text:style-name="T2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0.575cm">
          <text:p text:style-name="P3"><text:span text:style-name="T2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1.85cm">
          <text:p text:style-name="P3"><text:span text:style-name="T2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12.6cm">
          <text:p text:style-name="P3"><text:span text:style-name="T2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7.8cm">
          <text:p text:style-name="P11"><text:span text:style-name="T5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6.2cm" svg:y="17.85cm">
          <text:p text:style-name="P13"><text:span text:style-name="T6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6.2cm" svg:y="19.125cm">
          <text:p text:style-name="P15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6" draw:layer="layout" svg:width="1.2cm" svg:height="1.2cm" svg:x="14.925cm" svg:y="17.025cm">
          <text:p text:style-name="P15"><text:span text:style-name="T7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cm" svg:height="1.2cm" svg:x="14.925cm" svg:y="18.3cm">
          <text:p text:style-name="P15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cm" svg:height="1.2cm" svg:x="14.925cm" svg:y="19.575cm">
          <text:p text:style-name="P15"><text:span text:style-name="T7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6" draw:layer="layout" svg:width="1.2cm" svg:height="1.2cm" svg:x="13.65cm" svg:y="16.725cm">
          <text:p text:style-name="P15"><text:span text:style-name="T7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cm" svg:height="1.2cm" svg:x="13.65cm" svg:y="18cm">
          <text:p text:style-name="P15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6" draw:layer="layout" svg:width="1.2cm" svg:height="1.2cm" svg:x="13.65cm" svg:y="19.275cm">
          <text:p text:style-name="P15"><text:span text:style-name="T7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17.1cm">
          <text:p text:style-name="P13"><text:span text:style-name="T6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6" draw:layer="layout" svg:width="1.2cm" svg:height="1.2cm" svg:x="12.375cm" svg:y="18.37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15.6cm">
          <text:p text:style-name="P11"><text:span text:style-name="T5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8" draw:layer="layout" svg:width="1.2cm" svg:height="1.2cm" svg:x="4.425cm" svg:y="24.9cm">
          <text:p text:style-name="P17"><text:span text:style-name="T5">Wh</text:span></text:p>
          <text:p text:style-name="P17"><text:span text:style-name="T5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6" draw:layer="layout" svg:width="1.2cm" svg:height="1.2cm" svg:x="4.425cm" svg:y="26.175cm">
          <text:p text:style-name="P15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8" draw:layer="layout" svg:width="1.2cm" svg:height="1.2cm" svg:x="3.15cm" svg:y="24.525cm">
          <text:p text:style-name="P17"><text:span text:style-name="T5">Wh</text:span></text:p>
          <text:p text:style-name="P17"><text:span text:style-name="T5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6" draw:layer="layout" svg:width="1.2cm" svg:height="1.2cm" svg:x="3.15cm" svg:y="25.8cm">
          <text:p text:style-name="P15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6" draw:layer="layout" svg:width="1.2cm" svg:height="1.2cm" svg:x="1.875cm" svg:y="24.825cm">
          <text:p text:style-name="P15"><text:span text:style-name="T9">Wh</text:span></text:p>
          <text:p text:style-name="P15"><text:span text:style-name="T5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6" draw:layer="layout" svg:width="1.2cm" svg:height="1.2cm" svg:x="1.875cm" svg:y="26.1cm">
          <text:p text:style-name="P15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6" draw:layer="layout" svg:width="1.2cm" svg:height="1.2cm" svg:x="0.6cm" svg:y="25.65cm">
          <text:p text:style-name="P15"><text:span text:style-name="T10">Wh</text:span></text:p>
          <text:p text:style-name="P15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6" draw:layer="layout" svg:width="1.2cm" svg:height="1.2cm" svg:x="0.6cm" svg:y="26.92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4.925cm" svg:y="26.1cm">
          <text:p text:style-name="P19"><text:span text:style-name="T7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3.65cm" svg:y="25.8cm">
          <text:p text:style-name="P19"><text:span text:style-name="T7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375cm" svg:y="26.175cm">
          <text:p text:style-name="P19"><text:span text:style-name="T7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9.525cm" svg:y="28.875cm">
          <text:p text:style-name="P13"><text:span text:style-name="T6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8cm" svg:y="28.95cm">
          <text:p text:style-name="P13"><text:span text:style-name="T6">Btn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075cm" svg:y="29.025cm">
          <text:p text:style-name="P13"><text:span text:style-name="T6">Bt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23.4cm">
          <text:p text:style-name="P11"><text:span text:style-name="T5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3.45cm">
          <text:p text:style-name="P19"><text:span text:style-name="T7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1" draw:layer="layout" svg:width="1.2cm" svg:height="1.2cm" svg:x="16.2cm" svg:y="34.725cm">
          <text:p text:style-name="P19"><text:span text:style-name="T7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2.625cm">
          <text:p text:style-name="P11"><text:span text:style-name="T5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3.9cm">
          <text:p text:style-name="P11"><text:span text:style-name="T5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5.1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2.325cm">
          <text:p text:style-name="P11"><text:span text:style-name="T5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3.6cm">
          <text:p text:style-name="P11"><text:span text:style-name="T5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4.875cm">
          <text:p text:style-name="P11"><text:span text:style-name="T5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2.7cm">
          <text:p text:style-name="P11"><text:span text:style-name="T5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3.9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5.25cm">
          <text:p text:style-name="P11"><text:span text:style-name="T5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6cm">
          <text:p text:style-name="P19"><text:span text:style-name="T7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1.2cm">
          <text:p text:style-name="P11"><text:span text:style-name="T5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7cm" svg:y="42.225cm">
          <text:p text:style-name="P13"><text:span text:style-name="T6">c(V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6" draw:layer="layout" svg:width="1.2cm" svg:height="1.2cm" svg:x="4.425cm" svg:y="41.775cm">
          <text:p text:style-name="P15"><text:span text:style-name="T11">c(Z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6" draw:layer="layout" svg:width="1.2cm" svg:height="1.2cm" svg:x="4.425cm" svg:y="43.05cm">
          <text:p text:style-name="P15"><text:span text:style-name="T12">c(C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6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6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.875cm" svg:y="42.975cm">
          <text:p text:style-name="P13"><text:span text:style-name="T6">c(X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9cm">
          <text:p text:style-name="P11"><text:span text:style-name="T5">Left hand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4-05T21:24:21.483508396</dc:date>
    <meta:editing-duration>P1DT13H22M56S</meta:editing-duration>
    <meta:editing-cycles>119</meta:editing-cycles>
    <meta:generator>LibreOffice/7.6.6.3$Linux_X86_64 LibreOffice_project/60$Build-3</meta:generator>
    <meta:print-date>2023-01-20T22:20:38.005855126</meta:print-date>
    <meta:document-statistic meta:object-count="210"/>
  </office:meta>
</office:document-meta>
</file>